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028in" table:align="left"/>
    </style:style>
    <style:style style:name="Table1.A" style:family="table-column">
      <style:table-column-properties style:column-width="0.4938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132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1.12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1847in" table:align="left"/>
    </style:style>
    <style:style style:name="Table3.A" style:family="table-column">
      <style:table-column-properties style:column-width="0.6215in"/>
    </style:style>
    <style:style style:name="Table3.B" style:family="table-column">
      <style:table-column-properties style:column-width="1.563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40ede" officeooo:paragraph-rsid="00040ede"/>
    </style:style>
    <style:style style:name="P2" style:family="paragraph" style:parent-style-name="Standard">
      <style:text-properties officeooo:rsid="0005906b" officeooo:paragraph-rsid="0005906b"/>
    </style:style>
    <style:style style:name="P3" style:family="paragraph" style:parent-style-name="Standard">
      <style:text-properties officeooo:rsid="000703df" officeooo:paragraph-rsid="000703df"/>
    </style:style>
    <style:style style:name="P4" style:family="paragraph" style:parent-style-name="Standard">
      <style:text-properties officeooo:rsid="0008320c" officeooo:paragraph-rsid="0008320c"/>
    </style:style>
    <style:style style:name="P5" style:family="paragraph" style:parent-style-name="Text_20_body">
      <style:text-properties fo:font-size="13pt" officeooo:rsid="000703df" officeooo:paragraph-rsid="000703df" style:font-size-asian="13pt" style:font-size-complex="13pt"/>
    </style:style>
    <style:style style:name="P6" style:family="paragraph" style:parent-style-name="Heading_20_2">
      <style:text-properties officeooo:rsid="000703df" officeooo:paragraph-rsid="000703df"/>
    </style:style>
    <style:style style:name="P7" style:family="paragraph" style:parent-style-name="Heading_20_2">
      <style:text-properties fo:font-size="13pt" officeooo:rsid="000703df" officeooo:paragraph-rsid="000703df" style:font-size-asian="13pt" style:font-size-complex="13pt"/>
    </style:style>
    <style:style style:name="P8" style:family="paragraph" style:parent-style-name="Heading_20_3">
      <style:text-properties officeooo:rsid="0008320c" officeooo:paragraph-rsid="0008320c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832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label设置背景图片 </text:p>
      <text:p text:style-name="P1">ui-&gt;label_bg-&gt;setStyleSheet("QLabel{border-image:url(./image/bg.jpg);}"); </text:p>
      <text:p text:style-name="P1"><text:a xlink:type="simple" xlink:href="http://m.blog.csdn.net/blog/zhangxufei/47834593">http://m.blog.csdn.net/blog/zhangxufei/47834593</text:a></text:p>
      <text:p text:style-name="P1"/>
      <text:p text:style-name="P1">2.CSS 语法 </text:p>
      <text:p text:style-name="P1"/>
      <text:p text:style-name="P1">CSS 规则由两个主要的部分构成：选择器，以及一条或多条声明。 </text:p>
      <text:p text:style-name="P1"/>
      <text:p text:style-name="P1">selector {declaration1; declaration2; ... declarationN } </text:p>
      <text:p text:style-name="P1"/>
      <text:p text:style-name="P1">选择器通常是您需要改变样式的 HTML 元素。 </text:p>
      <text:p text:style-name="P1"/>
      <text:p text:style-name="P1">每条声明由一个属性和一个值组成。 </text:p>
      <text:p text:style-name="P1"/>
      <text:p text:style-name="P1">属性（property）是您希望设置的样式属性（style </text:p>
      <text:p text:style-name="P1">attribute）。每个属性有一个值。属性和值被冒号分开。 </text:p>
      <text:p text:style-name="P1"/>
      <text:p text:style-name="P1">selector {property: value} 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a xlink:type="simple" xlink:href="http://www.w3school.com.cn/tags/tag_p.asp">&lt;p&gt;</text:a></text:p>
          </table:table-cell>
          <table:table-cell table:style-name="Table1.A1" office:value-type="string">
            <text:p text:style-name="Table_20_Contents">定义段落。</text:p>
          </table:table-cell>
        </table:table-row>
        <table:table-row>
          <table:table-cell table:style-name="Table1.A1" office:value-type="string">
            <text:p text:style-name="Table_20_Contents"><text:a xlink:type="simple" xlink:href="http://www.w3school.com.cn/tags/tag_br.asp">&lt;br /&gt;</text:a></text:p>
          </table:table-cell>
          <table:table-cell table:style-name="Table1.A1" office:value-type="string">
            <text:p text:style-name="Table_20_Contents">插入单个折行（换行）。</text:p>
          </table:table-cell>
        </table:table-row>
      </table:table>
      <text:p text:style-name="P2"/>
      <text:p text:style-name="P2"/>
      <text:h text:style-name="P6" text:outline-level="2"><text:span text:style-name="T1">文本格式化标签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a xlink:type="simple" xlink:href="http://www.w3school.com.cn/tags/tag_font_style.asp">&lt;b&gt;</text:a></text:p>
          </table:table-cell>
          <table:table-cell table:style-name="Table2.A1" office:value-type="string">
            <text:p text:style-name="Table_20_Contents">定义粗体文本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font_style.asp">&lt;big&gt;</text:a></text:p>
          </table:table-cell>
          <table:table-cell table:style-name="Table2.A1" office:value-type="string">
            <text:p text:style-name="Table_20_Contents">定义大号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phrase_elements.asp">&lt;em&gt;</text:a></text:p>
          </table:table-cell>
          <table:table-cell table:style-name="Table2.A1" office:value-type="string">
            <text:p text:style-name="Table_20_Contents">定义着重文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font_style.asp">&lt;i&gt;</text:a></text:p>
          </table:table-cell>
          <table:table-cell table:style-name="Table2.A1" office:value-type="string">
            <text:p text:style-name="Table_20_Contents">定义斜体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font_style.asp">&lt;small&gt;</text:a></text:p>
          </table:table-cell>
          <table:table-cell table:style-name="Table2.A1" office:value-type="string">
            <text:p text:style-name="Table_20_Contents">定义小号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phrase_elements.asp">&lt;strong&gt;</text:a></text:p>
          </table:table-cell>
          <table:table-cell table:style-name="Table2.A1" office:value-type="string">
            <text:p text:style-name="Table_20_Contents">定义加重语气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sup.asp">&lt;sub&gt;</text:a></text:p>
          </table:table-cell>
          <table:table-cell table:style-name="Table2.A1" office:value-type="string">
            <text:p text:style-name="Table_20_Contents">定义下标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sup.asp">&lt;sup&gt;</text:a></text:p>
          </table:table-cell>
          <table:table-cell table:style-name="Table2.A1" office:value-type="string">
            <text:p text:style-name="Table_20_Contents">定义上标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ins.asp">&lt;ins&gt;</text:a></text:p>
          </table:table-cell>
          <table:table-cell table:style-name="Table2.A1" office:value-type="string">
            <text:p text:style-name="Table_20_Contents">定义插入字。</text:p>
          </table:table-cell>
        </table:table-row>
        <table:table-row>
          <table:table-cell table:style-name="Table2.A1" office:value-type="string">
            <text:p text:style-name="Table_20_Contents"><text:a xlink:type="simple" xlink:href="http://www.w3school.com.cn/tags/tag_del.asp">&lt;del&gt;</text:a></text:p>
          </table:table-cell>
          <table:table-cell table:style-name="Table2.A1" office:value-type="string">
            <text:p text:style-name="Table_20_Contents">定义删除字。</text:p>
          </table:table-cell>
        </table:table-row>
      </table:table>
      <text:p text:style-name="P3"/>
      <text:p text:style-name="P3"/>
      <text:h text:style-name="P7" text:outline-level="2">“计算机输出”标签</text:h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a xlink:type="simple" xlink:href="http://www.w3school.com.cn/tags/tag_phrase_elements.asp">&lt;code&gt;</text:a></text:p>
          </table:table-cell>
          <table:table-cell table:style-name="Table3.A1" office:value-type="string">
            <text:p text:style-name="Table_20_Contents">定义计算机代码。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www.w3school.com.cn/tags/tag_phrase_elements.asp">&lt;kbd&gt;</text:a></text:p>
          </table:table-cell>
          <table:table-cell table:style-name="Table3.A1" office:value-type="string">
            <text:p text:style-name="Table_20_Contents">定义键盘码。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www.w3school.com.cn/tags/tag_phrase_elements.asp">&lt;samp&gt;</text:a></text:p>
          </table:table-cell>
          <table:table-cell table:style-name="Table3.A1" office:value-type="string">
            <text:p text:style-name="Table_20_Contents">定义计算机代码样本。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www.w3school.com.cn/tags/tag_font_style.asp">&lt;tt&gt;</text:a></text:p>
          </table:table-cell>
          <table:table-cell table:style-name="Table3.A1" office:value-type="string">
            <text:p text:style-name="Table_20_Contents">定义打字机代码。</text:p>
          </table:table-cell>
        </table:table-row>
        <table:table-row>
          <table:table-cell table:style-name="Table3.A1" office:value-type="string">
            <text:p text:style-name="Table_20_Contents"><text:a xlink:type="simple" xlink:href="http://www.w3school.com.cn/tags/tag_phrase_elements.asp">&lt;var&gt;</text:a></text:p>
          </table:table-cell>
          <table:table-cell table:style-name="Table3.A1" office:value-type="string">
            <text:p text:style-name="Table_20_Contents">定义变量。</text:p>
          </table:table-cell>
        </table:table-row>
        <text:soft-page-break/>
        <table:table-row>
          <table:table-cell table:style-name="Table3.A1" office:value-type="string">
            <text:p text:style-name="Table_20_Contents"><text:a xlink:type="simple" xlink:href="http://www.w3school.com.cn/tags/tag_pre.asp">&lt;pre&gt;</text:a></text:p>
          </table:table-cell>
          <table:table-cell table:style-name="Table3.A1" office:value-type="string">
            <text:p text:style-name="Table_20_Contents">定义预格式文本。</text:p>
          </table:table-cell>
        </table:table-row>
      </table:table>
      <text:p text:style-name="P5"/>
      <text:p text:style-name="P3">如果想加入中文要在<text:span text:style-name="T2">head里加入</text:span></text:p>
      <text:p text:style-name="P4">&lt;meta http-equiv="Content-Type" content="text/html; charset=utf-8" /&gt;</text:p>
      <text:p text:style-name="P4">&lt;meta http-equiv="Content-Language" content="zh-cn" /&gt;</text:p>
      <text:p text:style-name="P4"/>
      <text:h text:style-name="P8" text:outline-level="3">外部样式表</text:h>
      <text:p text:style-name="Text_20_body">当样式需要被应用到很多页面的时候，外部样式表将是理想的选择。使用外部样式表，你就可以通过更改一个文件来改变整个站点的外观。</text:p>
      <text:p text:style-name="Preformatted_20_Text">&lt;head&gt;</text:p>
      <text:p text:style-name="Preformatted_20_Text"><text:span text:style-name="Source_20_Text">&lt;link rel="stylesheet" type="text/css" href="mystyle.css"&gt;</text:span></text:p>
      <text:p text:style-name="P9">&lt;/head&gt;</text:p>
      <text:h text:style-name="Heading_20_3" text:outline-level="3">内部样式表</text:h>
      <text:p text:style-name="Text_20_body">当单个文件需要特别样式时，就可以使用内部样式表。你可以在 head 部分通过 &lt;style&gt; 标签定义内部样式表。</text:p>
      <text:p text:style-name="Preformatted_20_Text">&lt;head&gt;</text:p>
      <text:p text:style-name="Preformatted_20_Text"/>
      <text:p text:style-name="Preformatted_20_Text"><text:span text:style-name="Source_20_Text">&lt;style type="text/css"&gt;</text:span></text:p>
      <text:p text:style-name="Preformatted_20_Text"><text:span text:style-name="Source_20_Text">body {background-color: red}</text:span></text:p>
      <text:p text:style-name="Preformatted_20_Text"><text:span text:style-name="Source_20_Text">p {margin-left: 20px}</text:span></text:p>
      <text:p text:style-name="Preformatted_20_Text"><text:span text:style-name="Source_20_Text">&lt;/style&gt;</text:span></text:p>
      <text:p text:style-name="P9">&lt;/head&gt;</text:p>
      <text:h text:style-name="Heading_20_3" text:outline-level="3">内联样式</text:h>
      <text:p text:style-name="Text_20_body">当特殊的样式需要应用到个别元素时，就可以使用内联样式。 使用内联样式的方法是在相关的标签中使用样式属性。样式属性可以包含任何 CSS 属性。以下实例显示出如何改变段落的颜色和左外边距。</text:p>
      <text:p text:style-name="Preformatted_20_Text">&lt;p <text:span text:style-name="Source_20_Text">style="color: red; margin-left: 20px"</text:span>&gt;</text:p>
      <text:p text:style-name="Preformatted_20_Text">This is a paragraph</text:p>
      <text:p text:style-name="P9">&lt;/p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8:02:39.131514006</meta:creation-date>
    <meta:editing-duration>PT1H32M1S</meta:editing-duration>
    <meta:editing-cycles>3</meta:editing-cycles>
    <meta:generator>LibreOffice/4.2.8.2$Linux_X86_64 LibreOffice_project/420m0$Build-2</meta:generator>
    <dc:date>2015-11-11T19:37:37.934341887</dc:date>
    <meta:document-statistic meta:table-count="3" meta:image-count="0" meta:object-count="0" meta:page-count="2" meta:paragraph-count="70" meta:word-count="537" meta:character-count="1185" meta:non-whitespace-character-count="1132"/>
  </office:meta>
</office:document-meta>
</file>